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BA-95087">
            <text:p>BA-95087</text:p>
          </table:table-cell>
          <table:table-cell office:value-type="float" office:value="45.518">
            <text:p>45.518</text:p>
          </table:table-cell>
          <table:table-cell office:value-type="float" office:value="-0.854">
            <text:p>-0.854</text:p>
          </table:table-cell>
          <table:table-cell office:value-type="float" office:value="5560.0">
            <text:p>5560.0</text:p>
          </table:table-cell>
          <table:table-cell office:value-type="float" office:value="190.0">
            <text:p>1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WangEtal2006,StephanGoslin2014,GarciaArtolaEtal2018">
            <text:p>WangEtal2006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Gif-7981">
            <text:p>Gif-7981</text:p>
          </table:table-cell>
          <table:table-cell office:value-type="float" office:value="46.378">
            <text:p>46.378</text:p>
          </table:table-cell>
          <table:table-cell office:value-type="float" office:value="-0.75">
            <text:p>-0.75</text:p>
          </table:table-cell>
          <table:table-cell office:value-type="float" office:value="6830.0">
            <text:p>683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7.5">
            <text:p>-7.5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VissetEtal1990,StephanGoslin2014,GarciaArtolaEtal2018">
            <text:p>VissetEtal1990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BA-95084">
            <text:p>BA-95084</text:p>
          </table:table-cell>
          <table:table-cell office:value-type="float" office:value="45.518">
            <text:p>45.518</text:p>
          </table:table-cell>
          <table:table-cell office:value-type="float" office:value="-0.854">
            <text:p>-0.854</text:p>
          </table:table-cell>
          <table:table-cell office:value-type="float" office:value="5480.0">
            <text:p>5480.0</text:p>
          </table:table-cell>
          <table:table-cell office:value-type="float" office:value="100.0">
            <text:p>10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WangEtal2006,StephanGoslin2014,GarciaArtolaEtal2018">
            <text:p>WangEtal2006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BA-95085">
            <text:p>BA-95085</text:p>
          </table:table-cell>
          <table:table-cell office:value-type="float" office:value="45.518">
            <text:p>45.518</text:p>
          </table:table-cell>
          <table:table-cell office:value-type="float" office:value="-0.854">
            <text:p>-0.854</text:p>
          </table:table-cell>
          <table:table-cell office:value-type="float" office:value="2840.0">
            <text:p>2840.0</text:p>
          </table:table-cell>
          <table:table-cell office:value-type="float" office:value="70.0">
            <text:p>7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1">
            <text:p>-1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angEtal2006,StephanGoslin2014,GarciaArtolaEtal2018">
            <text:p>WangEtal2006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BA-95086">
            <text:p>BA-95086</text:p>
          </table:table-cell>
          <table:table-cell office:value-type="float" office:value="45.518">
            <text:p>45.518</text:p>
          </table:table-cell>
          <table:table-cell office:value-type="float" office:value="-0.854">
            <text:p>-0.854</text:p>
          </table:table-cell>
          <table:table-cell office:value-type="float" office:value="6130.0">
            <text:p>6130.0</text:p>
          </table:table-cell>
          <table:table-cell office:value-type="float" office:value="130.0">
            <text:p>13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TastetEtal2000b,StephanGoslin2014,GarciaArtolaEtal2018">
            <text:p>TastetEtal2000b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Gif-7980">
            <text:p>Gif-7980</text:p>
          </table:table-cell>
          <table:table-cell office:value-type="float" office:value="46.378">
            <text:p>46.378</text:p>
          </table:table-cell>
          <table:table-cell office:value-type="float" office:value="-0.75">
            <text:p>-0.75</text:p>
          </table:table-cell>
          <table:table-cell office:value-type="float" office:value="6010.0">
            <text:p>6010.0</text:p>
          </table:table-cell>
          <table:table-cell office:value-type="float" office:value="110.0">
            <text:p>11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6.1">
            <text:p>-6.1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VissetEtal1990,StephanGoslin2014,GarciaArtolaEtal2018">
            <text:p>VissetEtal1990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UQ-2083">
            <text:p>UQ-2083</text:p>
          </table:table-cell>
          <table:table-cell office:value-type="float" office:value="45.272">
            <text:p>45.272</text:p>
          </table:table-cell>
          <table:table-cell office:value-type="float" office:value="-0.811">
            <text:p>-0.811</text:p>
          </table:table-cell>
          <table:table-cell office:value-type="float" office:value="6210.0">
            <text:p>6210.0</text:p>
          </table:table-cell>
          <table:table-cell office:value-type="float" office:value="128.0">
            <text:p>12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TastetEtal2000a,StephanGoslin2014,GarciaArtolaEtal2018">
            <text:p>TastetEtal2000a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Beta-139286">
            <text:p>Beta-139286</text:p>
          </table:table-cell>
          <table:table-cell office:value-type="float" office:value="45.905">
            <text:p>45.905</text:p>
          </table:table-cell>
          <table:table-cell office:value-type="float" office:value="-1.295">
            <text:p>-1.295</text:p>
          </table:table-cell>
          <table:table-cell office:value-type="float" office:value="3080.0">
            <text:p>3080.0</text:p>
          </table:table-cell>
          <table:table-cell office:value-type="float" office:value="40.0">
            <text:p>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ClaveEtal2001,StephanGoslin2014,GarciaArtolaEtal2018">
            <text:p>ClaveEtal2001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UQ-2085">
            <text:p>UQ-2085</text:p>
          </table:table-cell>
          <table:table-cell office:value-type="float" office:value="45.279">
            <text:p>45.279</text:p>
          </table:table-cell>
          <table:table-cell office:value-type="float" office:value="-0.847">
            <text:p>-0.847</text:p>
          </table:table-cell>
          <table:table-cell office:value-type="float" office:value="5893.0">
            <text:p>5893.0</text:p>
          </table:table-cell>
          <table:table-cell office:value-type="float" office:value="181.0">
            <text:p>18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TastetEtal2000a,StephanGoslin2014,GarciaArtolaEtal2018">
            <text:p>TastetEtal2000a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Ly-1043">
            <text:p>Ly-1043</text:p>
          </table:table-cell>
          <table:table-cell office:value-type="float" office:value="46.024">
            <text:p>46.024</text:p>
          </table:table-cell>
          <table:table-cell office:value-type="float" office:value="-0.892">
            <text:p>-0.892</text:p>
          </table:table-cell>
          <table:table-cell office:value-type="float" office:value="8140.0">
            <text:p>8140.0</text:p>
          </table:table-cell>
          <table:table-cell office:value-type="float" office:value="345.0">
            <text:p>345.0</text:p>
          </table:table-cell>
          <table:table-cell office:value-type="string" office:value="peat with wood fragments">
            <text:p>peat with wood fragment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1">
            <text:p>-13.1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Bourgueil1995,Bourgueil2005,StephanGoslin2014,GarciaArtolaEtal2018">
            <text:p>Bourgueil1995,Bourgueil2005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BA-95083">
            <text:p>BA-95083</text:p>
          </table:table-cell>
          <table:table-cell office:value-type="float" office:value="45.518">
            <text:p>45.518</text:p>
          </table:table-cell>
          <table:table-cell office:value-type="float" office:value="-0.854">
            <text:p>-0.854</text:p>
          </table:table-cell>
          <table:table-cell office:value-type="float" office:value="4640.0">
            <text:p>4640.0</text:p>
          </table:table-cell>
          <table:table-cell office:value-type="float" office:value="100.0">
            <text:p>10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TastetEtal2000b,StephanGoslin2014,GarciaArtolaEtal2018">
            <text:p>TastetEtal2000b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Beta-95389">
            <text:p>Beta-95389</text:p>
          </table:table-cell>
          <table:table-cell office:value-type="float" office:value="45.281">
            <text:p>45.281</text:p>
          </table:table-cell>
          <table:table-cell office:value-type="float" office:value="-0.852">
            <text:p>-0.852</text:p>
          </table:table-cell>
          <table:table-cell office:value-type="float" office:value="5730.0">
            <text:p>5730.0</text:p>
          </table:table-cell>
          <table:table-cell office:value-type="float" office:value="128.0">
            <text:p>12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">
            <text:p>-3.0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TastetEtal2000a,StephanGoslin2014,GarciaArtolaEtal2018">
            <text:p>TastetEtal2000a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Beta-135316">
            <text:p>Beta-135316</text:p>
          </table:table-cell>
          <table:table-cell office:value-type="float" office:value="45.905">
            <text:p>45.905</text:p>
          </table:table-cell>
          <table:table-cell office:value-type="float" office:value="-1.295">
            <text:p>-1.295</text:p>
          </table:table-cell>
          <table:table-cell office:value-type="float" office:value="4140.0">
            <text:p>4140.0</text:p>
          </table:table-cell>
          <table:table-cell office:value-type="float" office:value="70.0">
            <text:p>70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ClaveEtal2001,StephanGoslin2014,GarciaArtolaEtal2018">
            <text:p>ClaveEtal2001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Gif-2679">
            <text:p>Gif-2679</text:p>
          </table:table-cell>
          <table:table-cell office:value-type="float" office:value="45.905">
            <text:p>45.905</text:p>
          </table:table-cell>
          <table:table-cell office:value-type="float" office:value="-1.295">
            <text:p>-1.295</text:p>
          </table:table-cell>
          <table:table-cell office:value-type="float" office:value="4953.0">
            <text:p>4953.0</text:p>
          </table:table-cell>
          <table:table-cell office:value-type="float" office:value="162.0">
            <text:p>16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Gabet1973,StephanGoslin2014,GarciaArtolaEtal2018">
            <text:p>Gabet1973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Gif-2129">
            <text:p>Gif-2129</text:p>
          </table:table-cell>
          <table:table-cell office:value-type="float" office:value="45.845">
            <text:p>45.845</text:p>
          </table:table-cell>
          <table:table-cell office:value-type="float" office:value="-1.062">
            <text:p>-1.062</text:p>
          </table:table-cell>
          <table:table-cell office:value-type="float" office:value="643.0">
            <text:p>643.0</text:p>
          </table:table-cell>
          <table:table-cell office:value-type="float" office:value="111.0">
            <text:p>111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Ters1973,StephanGoslin2014,GarciaArtolaEtal2018">
            <text:p>Ters1973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Poz-20099">
            <text:p>Poz-20099</text:p>
          </table:table-cell>
          <table:table-cell office:value-type="float" office:value="45.943">
            <text:p>45.943</text:p>
          </table:table-cell>
          <table:table-cell office:value-type="float" office:value="-1.14">
            <text:p>-1.14</text:p>
          </table:table-cell>
          <table:table-cell office:value-type="float" office:value="8030.0">
            <text:p>8030.0</text:p>
          </table:table-cell>
          <table:table-cell office:value-type="float" office:value="50.0">
            <text:p>50.0</text:p>
          </table:table-cell>
          <table:table-cell office:value-type="string" office:value="Scrobicularia plana ">
            <text:p>Scrobicularia plana 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1.1">
            <text:p>-11.1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AllardEtal2008,StephanGoslin2014,GarciaArtolaEtal2018">
            <text:p>AllardEtal2008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Poz-20100">
            <text:p>Poz-20100</text:p>
          </table:table-cell>
          <table:table-cell office:value-type="float" office:value="45.943">
            <text:p>45.943</text:p>
          </table:table-cell>
          <table:table-cell office:value-type="float" office:value="-1.14">
            <text:p>-1.14</text:p>
          </table:table-cell>
          <table:table-cell office:value-type="float" office:value="7610.0">
            <text:p>7610.0</text:p>
          </table:table-cell>
          <table:table-cell office:value-type="float" office:value="40.0">
            <text:p>40.0</text:p>
          </table:table-cell>
          <table:table-cell office:value-type="string" office:value="Loripes lacteus">
            <text:p>Loripes lacteus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9.5">
            <text:p>-9.5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AllardEtal2008,StephanGoslin2014,GarciaArtolaEtal2018">
            <text:p>AllardEtal2008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Gif-7370">
            <text:p>Gif-7370</text:p>
          </table:table-cell>
          <table:table-cell office:value-type="float" office:value="46.45">
            <text:p>46.45</text:p>
          </table:table-cell>
          <table:table-cell office:value-type="float" office:value="-0.844">
            <text:p>-0.844</text:p>
          </table:table-cell>
          <table:table-cell office:value-type="float" office:value="5200.0">
            <text:p>5200.0</text:p>
          </table:table-cell>
          <table:table-cell office:value-type="float" office:value="122.0">
            <text:p>12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">
            <text:p>-2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VissetEtal1989,StephanGoslin2014,GarciaArtolaEtal2018">
            <text:p>VissetEtal1989,StephanGoslin2014,GarciaArtolaEtal2018</text:p>
          </table:table-cell>
        </table:table-row>
        <table:table-row>
          <table:table-cell office:value-type="string" office:value="Charentes">
            <text:p>Charentes</text:p>
          </table:table-cell>
          <table:table-cell office:value-type="string" office:value="radiocarbon">
            <text:p>radiocarbon</text:p>
          </table:table-cell>
          <table:table-cell office:value-type="string" office:value="Beta-95390">
            <text:p>Beta-95390</text:p>
          </table:table-cell>
          <table:table-cell office:value-type="float" office:value="45.281">
            <text:p>45.281</text:p>
          </table:table-cell>
          <table:table-cell office:value-type="float" office:value="-0.852">
            <text:p>-0.852</text:p>
          </table:table-cell>
          <table:table-cell office:value-type="float" office:value="6430.0">
            <text:p>6430.0</text:p>
          </table:table-cell>
          <table:table-cell office:value-type="float" office:value="141.0">
            <text:p>1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">
            <text:p>-5.2</text:p>
          </table:table-cell>
          <table:table-cell office:value-type="float" office:value="2.9">
            <text:p>2.9</text:p>
          </table:table-cell>
          <table:table-cell office:value-type="float" office:value="2.9">
            <text:p>2.9</text:p>
          </table:table-cell>
          <table:table-cell office:value-type="string" office:value="TastetEtal2000a,StephanGoslin2014,GarciaArtolaEtal2018">
            <text:p>TastetEtal2000a,StephanGoslin2014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